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72993091236808084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72534611057949335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83630762506712318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0090464052457877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6798104225998822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56880345150588303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916144454051632217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782970300672824354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494550" text:continue-list="list916144454051632217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51883547752692106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48278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49091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488076"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49743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483398"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92351528176090614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68027049192476745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09321291398926845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482727"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267007155756791099"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39586117365006508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10768194247033154" text:style-name="L15">
        <text:list-item>
          <text:list>
            <text:list-header>
              <text:p text:style-name="P183">1.5 miles averaging about 9:40/mile and rest 1 min</text:p>
            </text:list-header>
          </text:list>
        </text:list-item>
      </text:list>
      <text:p text:style-name="P24">1 mile in 8:26 and rest 2 min</text:p>
      <text:list xml:id="list498475575907103324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16867606391959149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50098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52641204865878606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4225172303414408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78485627162158732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489949" text:continue-list="list642251723034144084" text:style-name="L19">
        <text:list-item>
          <text:list>
            <text:list-header>
              <text:p text:style-name="P187">(Pace*HR)=1240</text:p>
            </text:list-header>
          </text:list>
        </text:list-item>
      </text:list>
      <text:list xml:id="list37493317" text:continue-list="list1526412048658786063" text:style-name="L18">
        <text:list-item>
          <text:list>
            <text:list-header>
              <text:p text:style-name="P186">2 miles at 10:46/mile Ave HR= 121 bpm and rest a few minutes</text:p>
            </text:list-header>
          </text:list>
        </text:list-item>
      </text:list>
      <text:list xml:id="list37481329" text:continue-list="list3748994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48491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82779399206988570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50922080714193661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630022588159805259"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202906079694736451"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79579510795775477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39844160808474510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47242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50061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48453583045409295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409511533171114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63843745249120375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40119050241881646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568767115120857422"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5162834032820364" text:style-name="L32">
        <text:list-item>
          <text:list>
            <text:list-header>
              <text:p text:style-name="P197">0.25 miles in 2:54</text:p>
              <text:p text:style-name="P197">1 mile in 9:21 going faster as I ran and ending at around 8:30 pace</text:p>
            </text:list-header>
          </text:list>
        </text:list-item>
      </text:list>
      <text:list xml:id="list274718760310273983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191471269882179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96288118942070538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89955627595092777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5993958282820054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201507884205659085"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452297329277350094"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5T17:23:07.88</dc:date>
    <dc:creator>James Lombardi</dc:creator>
    <meta:editing-duration>P29DT9H15M4S</meta:editing-duration>
    <meta:editing-cycles>2199</meta:editing-cycles>
    <meta:generator>OpenOffice/4.1.2$Win32 OpenOffice.org_project/412m3$Build-9782</meta:generator>
    <meta:document-statistic meta:table-count="0" meta:image-count="9" meta:object-count="0" meta:page-count="217" meta:paragraph-count="6366" meta:word-count="68600" meta:character-count="350950"/>
  </office:meta>
</office:document-meta>
</file>